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1" svg:font-family="Consolas, 'Courier New', monospace"/>
    <style:font-face style:name="Lucida Sans1" svg:font-family="'Lucida Sans'" style:font-family-generic="swiss"/>
    <style:font-face style:name="Liberation Mono" svg:font-family="'Liberation Mono'" style:font-family-generic="modern" style:font-pitch="fixed"/>
    <style:font-face style:name="MS Gothic" svg:font-family="'MS Gothic'"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Tableau2" style:family="table">
      <style:table-properties style:width="16.002cm" table:align="margins" style:writing-mode="lr-tb"/>
    </style:style>
    <style:style style:name="Tableau2.A" style:family="table-column">
      <style:table-column-properties style:column-width="16.002cm" style:rel-column-width="65535*"/>
    </style:style>
    <style:style style:name="Tableau2.A1" style:family="table-cell">
      <style:table-cell-properties fo:padding="0.097cm" fo:border="0.05pt solid #000000"/>
    </style:style>
    <style:style style:name="Tableau3" style:family="table">
      <style:table-properties style:width="16.002cm" table:align="margins" style:writing-mode="lr-tb"/>
    </style:style>
    <style:style style:name="Tableau3.A" style:family="table-column">
      <style:table-column-properties style:column-width="16.002cm" style:rel-column-width="65535*"/>
    </style:style>
    <style:style style:name="Tableau3.A1" style:family="table-cell">
      <style:table-cell-properties fo:padding="0.097cm" fo:border="0.05pt solid #000000"/>
    </style:style>
    <style:style style:name="Tableau4" style:family="table">
      <style:table-properties style:width="16.002cm" table:align="margins" style:writing-mode="lr-tb"/>
    </style:style>
    <style:style style:name="Tableau4.A" style:family="table-column">
      <style:table-column-properties style:column-width="16.002cm" style:rel-column-width="65535*"/>
    </style:style>
    <style:style style:name="Tableau4.A1" style:family="table-cell">
      <style:table-cell-properties fo:padding="0.097cm" fo:border="0.05pt solid #000000"/>
    </style:style>
    <style:style style:name="Tableau5" style:family="table">
      <style:table-properties style:width="16.002cm" table:align="margins" style:writing-mode="lr-tb"/>
    </style:style>
    <style:style style:name="Tableau5.A" style:family="table-column">
      <style:table-column-properties style:column-width="16.002cm" style:rel-column-width="65535*"/>
    </style:style>
    <style:style style:name="Tableau5.A1" style:family="table-cell">
      <style:table-cell-properties fo:padding="0.097cm" fo:border="0.05pt solid #000000"/>
    </style:style>
    <style:style style:name="Tableau6" style:family="table">
      <style:table-properties style:width="16.002cm" table:align="margins" style:writing-mode="lr-tb"/>
    </style:style>
    <style:style style:name="Tableau6.A" style:family="table-column">
      <style:table-column-properties style:column-width="16.002cm" style:rel-column-width="65535*"/>
    </style:style>
    <style:style style:name="Tableau6.A1" style:family="table-cell">
      <style:table-cell-properties fo:padding="0.097cm" fo:border="0.05pt solid #000000"/>
    </style:style>
    <style:style style:name="Tableau7" style:family="table">
      <style:table-properties style:width="16.002cm" table:align="margins" style:writing-mode="lr-tb"/>
    </style:style>
    <style:style style:name="Tableau7.A" style:family="table-column">
      <style:table-column-properties style:column-width="16.002cm" style:rel-column-width="65535*"/>
    </style:style>
    <style:style style:name="Tableau7.A1" style:family="table-cell">
      <style:table-cell-properties fo:padding="0.097cm" fo:border="0.05pt solid #000000"/>
    </style:style>
    <style:style style:name="P1" style:family="paragraph" style:parent-style-name="Standard">
      <style:text-properties fo:font-size="14pt" style:font-size-asian="14pt" style:font-size-complex="14pt"/>
    </style:style>
    <style:style style:name="P2" style:family="paragraph" style:parent-style-name="Title" style:master-page-name="Standard">
      <style:paragraph-properties style:page-number="auto"/>
    </style:style>
    <style:style style:name="P3" style:family="paragraph" style:parent-style-name="Contents_20_1">
      <style:paragraph-properties>
        <style:tab-stops>
          <style:tab-stop style:position="16.002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Heading_20_1" style:list-style-name="">
      <style:paragraph-properties fo:line-height="108%" fo:text-align="start" style:justify-single-word="false" fo:orphans="2" fo:widows="2"/>
    </style:style>
    <style:style style:name="P8" style:family="paragraph" style:parent-style-name="Heading_20_1" style:list-style-name="">
      <style:paragraph-properties fo:line-height="108%" fo:text-align="start" style:justify-single-word="false" fo:orphans="2" fo:widows="2"/>
      <style:text-properties officeooo:paragraph-rsid="002266e4"/>
    </style:style>
    <style:style style:name="P9" style:family="paragraph" style:parent-style-name="Heading_20_1">
      <style:text-properties officeooo:rsid="00266c52" officeooo:paragraph-rsid="00266c52"/>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2266e4"/>
    </style:style>
    <style:style style:name="P12" style:family="paragraph" style:parent-style-name="Heading_20_2">
      <style:text-properties officeooo:rsid="002266e4" officeooo:paragraph-rsid="002266e4"/>
    </style:style>
    <style:style style:name="P13" style:family="paragraph" style:parent-style-name="Heading_20_2" style:list-style-name="">
      <style:paragraph-properties fo:line-height="108%" fo:text-align="start" style:justify-single-word="false" fo:orphans="2" fo:widows="2"/>
    </style:style>
    <style:style style:name="P14" style:family="paragraph" style:parent-style-name="Heading_20_2">
      <style:text-properties officeooo:rsid="00242078" officeooo:paragraph-rsid="00242078"/>
    </style:style>
    <style:style style:name="P15" style:family="paragraph" style:parent-style-name="Heading_20_2">
      <style:paragraph-properties fo:break-before="page"/>
    </style:style>
    <style:style style:name="P16" style:family="paragraph" style:parent-style-name="Preformatted_20_Text">
      <style:text-properties officeooo:paragraph-rsid="00275ce6"/>
    </style:style>
    <style:style style:name="P17" style:family="paragraph" style:parent-style-name="Standard">
      <style:text-properties fo:font-size="14pt" style:font-size-asian="14pt" style:font-size-complex="14pt"/>
    </style:style>
    <style:style style:name="P18" style:family="paragraph" style:parent-style-name="Standard">
      <style:text-properties fo:font-size="14pt" officeooo:rsid="001ae505" officeooo:paragraph-rsid="001ae505" style:font-size-asian="14pt" style:font-size-complex="14pt"/>
    </style:style>
    <style:style style:name="P19" style:family="paragraph" style:parent-style-name="Subtitle">
      <style:text-properties officeooo:paragraph-rsid="001c8f78"/>
    </style:style>
    <style:style style:name="P20" style:family="paragraph" style:parent-style-name="Text_20_body">
      <style:text-properties officeooo:paragraph-rsid="002266e4"/>
    </style:style>
    <style:style style:name="P21" style:family="paragraph" style:parent-style-name="Text_20_body">
      <style:text-properties officeooo:rsid="002266e4" officeooo:paragraph-rsid="002266e4"/>
    </style:style>
    <style:style style:name="P22" style:family="paragraph" style:parent-style-name="Text_20_body">
      <style:text-properties officeooo:paragraph-rsid="00242078"/>
    </style:style>
    <style:style style:name="P23" style:family="paragraph" style:parent-style-name="Text_20_body">
      <style:text-properties officeooo:rsid="002531c1" officeooo:paragraph-rsid="002531c1"/>
    </style:style>
    <style:style style:name="P24" style:family="paragraph" style:parent-style-name="Text_20_body">
      <style:text-properties officeooo:rsid="00266c52" officeooo:paragraph-rsid="00266c52"/>
    </style:style>
    <style:style style:name="P25" style:family="paragraph" style:parent-style-name="Text_20_body">
      <style:text-properties officeooo:rsid="00275ce6" officeooo:paragraph-rsid="00275ce6"/>
    </style:style>
    <style:style style:name="P26" style:family="paragraph" style:parent-style-name="Text_20_body" style:list-style-name="L1">
      <style:text-properties officeooo:rsid="00275ce6" officeooo:paragraph-rsid="00275ce6"/>
    </style:style>
    <style:style style:name="P27" style:family="paragraph" style:parent-style-name="Text_20_body">
      <style:text-properties officeooo:paragraph-rsid="001c8f78"/>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font-size="14pt" officeooo:rsid="00199a00" style:font-size-asian="14pt" style:font-size-complex="14pt"/>
    </style:style>
    <style:style style:name="T4" style:family="text">
      <style:text-properties fo:font-size="14pt" officeooo:rsid="0015334a" fo:background-color="transparent" loext:char-shading-value="0" style:font-size-asian="14pt" style:font-size-complex="14pt"/>
    </style:style>
    <style:style style:name="T5" style:family="text">
      <style:text-properties fo:font-size="14pt" officeooo:rsid="00161425" fo:background-color="transparent" loext:char-shading-value="0" style:font-size-asian="14pt" style:font-size-complex="14pt"/>
    </style:style>
    <style:style style:name="T6" style:family="text">
      <style:text-properties fo:font-size="14pt" officeooo:rsid="00170173" fo:background-color="transparent" loext:char-shading-value="0" style:font-size-asian="14pt" style:font-size-complex="14pt"/>
    </style:style>
    <style:style style:name="T7" style:family="text">
      <style:text-properties fo:font-size="14pt" officeooo:rsid="001870a4" fo:background-color="transparent" loext:char-shading-value="0" style:font-size-asian="14pt" style:font-size-complex="14pt"/>
    </style:style>
    <style:style style:name="T8" style:family="text">
      <style:text-properties officeooo:rsid="00199a00"/>
    </style:style>
    <style:style style:name="T9" style:family="text">
      <style:text-properties officeooo:rsid="001ae505"/>
    </style:style>
    <style:style style:name="T10" style:family="text">
      <style:text-properties officeooo:rsid="001c8f78"/>
    </style:style>
    <style:style style:name="T11" style:family="text">
      <style:text-properties officeooo:rsid="001f8b60"/>
    </style:style>
    <style:style style:name="T12" style:family="text">
      <style:text-properties style:font-name="Liberation Sans" fo:font-size="16.1000003814697pt" fo:font-weight="bold" officeooo:rsid="001f8b60" style:font-name-asian="Microsoft YaHei" style:font-size-asian="16.1000003814697pt" style:font-weight-asian="bold" style:font-name-complex="Lucida Sans" style:font-size-complex="16.1000003814697pt" style:font-weight-complex="bold"/>
    </style:style>
    <style:style style:name="T13" style:family="text">
      <style:text-properties style:font-name="Liberation Sans" fo:font-size="18.2000007629395pt" fo:font-weight="bold" officeooo:rsid="002266e4" style:font-name-asian="Microsoft YaHei" style:font-size-asian="18.2000007629395pt" style:font-weight-asian="bold" style:font-name-complex="Lucida Sans" style:font-size-complex="18.2000007629395pt" style:font-weight-complex="bold"/>
    </style:style>
    <style:style style:name="T14" style:family="text">
      <style:text-properties officeooo:rsid="00228458"/>
    </style:style>
    <style:style style:name="T15" style:family="text">
      <style:text-properties officeooo:rsid="00266c52"/>
    </style:style>
    <style:style style:name="T16" style:family="text">
      <style:text-properties officeooo:rsid="00275ce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text:p>
      <text:p text:style-name="Title">SAE15</text:p>
      <text:p text:style-name="P19"><text:span text:style-name="T10">Sujet : 3 | Métriques : 1 et 3</text:span></text:p>
      <text:p text:style-name="P2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text:a xlink:type="simple" xlink:href="#__RefHeading___Toc696_2863978254" text:style-name="Index_20_Link" text:visited-style-name="Index_20_Link">Objectif du projet :<text:tab/>2</text:a></text:p>
          <text:p text:style-name="P3"><text:a xlink:type="simple" xlink:href="#__RefHeading___Toc698_2863978254" text:style-name="Index_20_Link" text:visited-style-name="Index_20_Link">Organisation du travail :<text:tab/>2</text:a></text:p>
          <text:p text:style-name="P3"><text:a xlink:type="simple" xlink:href="#__RefHeading___Toc700_2863978254" text:style-name="Index_20_Link" text:visited-style-name="Index_20_Link">Problème rencontré :<text:tab/>2</text:a></text:p>
          <text:p text:style-name="P3"><text:a xlink:type="simple" xlink:href="#__RefHeading___Toc702_2863978254" text:style-name="Index_20_Link" text:visited-style-name="Index_20_Link">Récupérer les métriques :<text:tab/>4</text:a></text:p>
          <text:p text:style-name="P4"><text:a xlink:type="simple" xlink:href="#__RefHeading___Toc833_2863978254" text:style-name="Index_20_Link" text:visited-style-name="Index_20_Link">Les scripts Bash :<text:tab/>4</text:a></text:p>
          <text:p text:style-name="P5"><text:a xlink:type="simple" xlink:href="#__RefHeading___Toc776_2863978254" text:style-name="Index_20_Link" text:visited-style-name="Index_20_Link">Métrique 1 : Les ports<text:tab/>4</text:a></text:p>
          <text:p text:style-name="P5"><text:a xlink:type="simple" xlink:href="#__RefHeading___Toc780_2863978254" text:style-name="Index_20_Link" text:visited-style-name="Index_20_Link">Métrique 3 : La connectivité<text:tab/>5</text:a></text:p>
          <text:p text:style-name="P3"><text:a xlink:type="simple" xlink:href="#__RefHeading___Toc784_2863978254" text:style-name="Index_20_Link" text:visited-style-name="Index_20_Link">Modifier les métriques :<text:tab/>6</text:a></text:p>
          <text:p text:style-name="P4"><text:a xlink:type="simple" xlink:href="#__RefHeading___Toc786_2863978254" text:style-name="Index_20_Link" text:visited-style-name="Index_20_Link">modifPorts.sh :<text:tab/>6</text:a></text:p>
          <text:p text:style-name="P4"><text:a xlink:type="simple" xlink:href="#__RefHeading___Toc788_2863978254" text:style-name="Index_20_Link" text:visited-style-name="Index_20_Link">modifConnectivity.sh :<text:tab/>7</text:a></text:p>
          <text:p text:style-name="P4"><text:a xlink:type="simple" xlink:href="#__RefHeading___Toc790_2863978254" text:style-name="Index_20_Link" text:visited-style-name="Index_20_Link">modifAll.sh :<text:tab/>7</text:a></text:p>
          <text:p text:style-name="P4"><text:a xlink:type="simple" xlink:href="#__RefHeading___Toc835_2863978254" text:style-name="Index_20_Link" text:visited-style-name="Index_20_Link">modif.conf :<text:tab/>8</text:a></text:p>
          <text:p text:style-name="P3"><text:a xlink:type="simple" xlink:href="#__RefHeading___Toc837_2863978254" text:style-name="Index_20_Link" text:visited-style-name="Index_20_Link">Répétition des observations :<text:tab/>8</text:a></text:p>
        </text:index-body>
      </text:table-of-content>
      <text:h text:style-name="P7" text:outline-level="1"/>
      <text:h text:style-name="P10" text:outline-level="1"><text:bookmark-start text:name="__RefHeading___Toc696_2863978254"/>Objectif du projet :<text:bookmark-end text:name="__RefHeading___Toc696_2863978254"/></text:h>
      <text:p text:style-name="P1"><text:tab/>Lors de ce projet nous devions produire un outil de surveillance de serveur réseaux. En outre l’outil doit pouvoir surveiller la connectivité avec d’autres appareil et les ports qui y sont connectés.</text:p>
      <text:p text:style-name="P1">Pour nos tests nous avons utilisés le serveur iziram.fr</text:p>
      <text:p text:style-name="P1"/>
      <text:h text:style-name="Heading_20_1" text:outline-level="1"><text:bookmark-start text:name="__RefHeading___Toc698_2863978254"/>Organisation du travail :<text:bookmark-end text:name="__RefHeading___Toc698_2863978254"/></text:h>
      <text:p text:style-name="Standard"><text:span text:style-name="T1"><text:tab/></text:span><text:span text:style-name="T2">Pour ce projet, nous avons utilisé l’outil git </text:span><text:span text:style-name="T3">et plus particulièrement GitHub</text:span><text:span text:style-name="T2">, qui nous </text:span><text:span text:style-name="T3">a</text:span><text:span text:style-name="T2"> </text:span><text:span text:style-name="T3">permis</text:span><text:span text:style-name="T2"> de synchroniser </text:span><text:span text:style-name="T3">notre </text:span><text:span text:style-name="T2">travail </text:span><text:span text:style-name="T3">pour </text:span><text:span text:style-name="T2">que chacun </text:span><text:span text:style-name="T3">puisse <text:s/>travailler</text:span><text:span text:style-name="T2"> de son côté.</text:span></text:p>
      <text:p text:style-name="P1">Nous nous sommes réparti le travail <text:span text:style-name="T8">en deux parties. La partie Bash</text:span>, qui récupère les métriques, et la partie <text:span text:style-name="T8">P</text:span>ython qui les affiche. <text:span text:style-name="T9">Matthias a été assigné à la programmation des scripts Bash pendant que Victor a fait la programmation Python. Afin que Victor puisse avancer ses programmes dès le début du projet Matthias a écrit un script python qui générait des données aléatoires.</text:span></text:p>
      <text:p text:style-name="P18">Lorsque la partie Bash fut finie, Matthias commença la mise en place du notebook jupyter en prenant les programmes python de Victor. Il les a corrigés lorsque cela était nécessaire, les a commentés, et les a modifiés pour qu’ils puissent être correctement utilisés avec le notebook. </text:p>
      <text:p text:style-name="P1"/>
      <text:h text:style-name="Heading_20_1" text:outline-level="1"><text:bookmark-start text:name="__RefHeading___Toc700_2863978254"/>Problème rencontré :<text:bookmark-end text:name="__RefHeading___Toc700_2863978254"/></text:h>
      <text:p text:style-name="Standard"><text:span text:style-name="T2"><text:tab/></text:span><text:span text:style-name="T4">La partie Bash était complexe pour plusieurs points. Premièrement il a fallu récupérer les mesures de connectivité. C’est à dire l’Upload (téléversement), Download(Téléchargement) et le Ping ( L’accessibilité). Le premier problème fut la récupération du téléversement. En effet afin de pouvoir téléverser un fichier sur un serveur il nous faut des droits d’écritures sur le dit serveur. Matthias ayant un serveur à disposition il a mis en place un environnement permettant de se connecter en SSH et d’écrire dans un dossier précis. </text:span><text:span text:style-name="T5">De plus il nous a fallu écrire </text:span><text:span text:style-name="T6">plusieurs autres scripts pour pouvoir avoir </text:span><text:soft-page-break/><text:span text:style-name="T6">des observations intéressantes. </text:span><text:span text:style-name="T7">Ces scripts ont été long à faire car Matthias n’arrivait pas à trouver de moyens de changer la connectivité ou l’utilisation des ports directement en commandes. Il a néanmoins réussit à contourner le problème.</text:span></text:p>
      <text:p text:style-name="P1"><text:tab/>Dans la partie python, le choix des graphiques à faire a posé un problème car nous devions choisir des graphiques pertinents. Pour afficher ces graphiques nous avons utilisé matplotlib. Cependant il est n’est pas facile de trouver, dans la documentation de matplotlib, la fonction qui correspond à notre recherche sans avoir à chercher <text:span text:style-name="T10">sur plusieurs pages.</text:span></text:p>
      <text:h text:style-name="P7" text:outline-level="1"/>
      <text:h text:style-name="P10" text:outline-level="1"><text:bookmark-start text:name="__RefHeading___Toc702_2863978254"/>Récupérer les métriques :<text:bookmark-end text:name="__RefHeading___Toc702_2863978254"/></text:h>
      <text:h text:style-name="Heading_20_2" text:outline-level="2"><text:bookmark-start text:name="__RefHeading___Toc833_2863978254"/>Les scripts Bash : <text:bookmark-end text:name="__RefHeading___Toc833_2863978254"/></text:h>
      <text:h text:style-name="Heading_20_3" text:outline-level="3"><text:bookmark-start text:name="__RefHeading___Toc776_2863978254"/>Métrique 1 : Les ports<text:bookmark-end text:name="__RefHeading___Toc776_2863978254"/></text:h>
      <table:table table:name="Tableau1" table:style-name="Tableau1">
        <table:table-column table:style-name="Tableau1.A"/>
        <table:table-row>
          <table:table-cell table:style-name="Tableau1.A1" office:value-type="string">
            <text:p text:style-name="Preformatted_20_Text">#!/bin/bash</text:p>
            <text:p text:style-name="Preformatted_20_Text"/>
            <text:p text:style-name="Preformatted_20_Text">#Récuppération de la date en timestamp</text:p>
            <text:p text:style-name="Preformatted_20_Text">date=$(date '+%s')</text:p>
            <text:p text:style-name="Preformatted_20_Text"/>
            <text:p text:style-name="Preformatted_20_Text">#Récuppération de la liste des ports ouverts avec netstat -nautA dont on retire l'entête avec tail -n +3 puis on normalise les espaces avec tr -s ' '</text:p>
            <text:p text:style-name="Preformatted_20_Text">infos=$(netstat -nautA inet | tail -n +3 | tr -s ' ')</text:p>
            <text:p text:style-name="Preformatted_20_Text"/>
            <text:p text:style-name="Preformatted_20_Text">#Par défaut la boucle 'for' parcourt un texte et utilise ' ' comme délimiteur. Nous le changeons car nous devons délimiter par ligne.</text:p>
            <text:p text:style-name="Preformatted_20_Text">#On retient le précédent délimiteur car nous modifons une variable environnementale et donc nous devrons la remettre à la fin</text:p>
            <text:p text:style-name="Preformatted_20_Text">before=$IFS</text:p>
            <text:p text:style-name="Preformatted_20_Text">#On assigne le nouveau délimiteur, ici un saut de ligne</text:p>
            <text:p text:style-name="Preformatted_20_Text">IFS=$'\n'</text:p>
            <text:p text:style-name="Preformatted_20_Text"/>
            <text:p text:style-name="Preformatted_20_Text">#On parcourt notre liste de ports</text:p>
            <text:p text:style-name="Preformatted_20_Text">for ligne in $infos</text:p>
            <text:p text:style-name="Preformatted_20_Text">do</text:p>
            <text:p text:style-name="Preformatted_20_Text"><text:s text:c="3"/>#On récuppère le socket local et distant dont on obtient le port distant et le port local</text:p>
            <text:p text:style-name="Preformatted_20_Text"><text:s text:c="3"/>socket_local=`echo $ligne | cut -d " " -f 4`</text:p>
            <text:p text:style-name="Preformatted_20_Text"><text:s text:c="3"/>socket_distant=`echo $ligne | cut -d " " -f 5`</text:p>
            <text:p text:style-name="Preformatted_20_Text"><text:s text:c="3"/>port_local=`echo $socket_local | cut -d ':' -f 2`</text:p>
            <text:p text:style-name="Preformatted_20_Text"><text:s text:c="3"/>port_distant=`echo $socket_distant | cut -d ':' -f 2`</text:p>
            <text:p text:style-name="Preformatted_20_Text"/>
            <text:p text:style-name="Preformatted_20_Text"><text:s text:c="3"/>#On établie une variable "protocol" qui aura comme valeur un numéro de port représentant le protocol.</text:p>
            <text:p text:style-name="Preformatted_20_Text"><text:s text:c="3"/>protocol="d"</text:p>
            <text:p text:style-name="Preformatted_20_Text"><text:s text:c="3"/>#On regarde si notre port local est un port connu ou réservé (10000 est une valeur arbitraire)</text:p>
            <text:p text:style-name="Preformatted_20_Text"><text:s text:c="3"/>if (( port_local &gt; 10000 ));</text:p>
            <text:p text:style-name="Preformatted_20_Text"><text:s text:c="3"/>then</text:p>
            <text:p text:style-name="Preformatted_20_Text"><text:s text:c="6"/>#Si le port local est supérieur à 10000 on considère le port distant comme le port représentant </text:p>
            <text:p text:style-name="Preformatted_20_Text"><text:s text:c="6"/>protocol=$port_distant</text:p>
            <text:p text:style-name="Preformatted_20_Text"><text:s text:c="3"/>else</text:p>
            <text:p text:style-name="Preformatted_20_Text"><text:s text:c="6"/>#Sinon on considère le port local.</text:p>
            <text:p text:style-name="Preformatted_20_Text"><text:s text:c="6"/>protocol=$port_local</text:p>
            <text:p text:style-name="Preformatted_20_Text"><text:s text:c="3"/>fi</text:p>
            <text:p text:style-name="Preformatted_20_Text"/>
            <text:p text:style-name="Preformatted_20_Text"><text:s text:c="3"/>#Afin d'avoir des observations intéressantes on utilise le Script modifPorts.sh. S'il renvoit "0" enregistre bien le port, sinon on ne l'enregistre pas.</text:p>
            <text:p text:style-name="Preformatted_20_Text"><text:s text:c="3"/>chemin=${0::-8}</text:p>
            <text:p text:style-name="Preformatted_20_Text"><text:s text:c="3"/>if [ "$(${chemin}modifPorts.sh)" == "0" ]</text:p>
            <text:p text:style-name="Preformatted_20_Text"><text:s text:c="3"/>then</text:p>
            <text:p text:style-name="Preformatted_20_Text"><text:s text:c="6"/>echo "$(echo $socket_local | cut -d ':' -f 1 ),$port_local,$protocol,$date" &gt;&gt; $1</text:p>
            <text:p text:style-name="Preformatted_20_Text"><text:s text:c="3"/>fi</text:p>
            <text:p text:style-name="Preformatted_20_Text"/>
            <text:p text:style-name="Preformatted_20_Text"/>
            <text:p text:style-name="Preformatted_20_Text">done;</text:p>
            <text:p text:style-name="Preformatted_20_Text"/>
            <text:p text:style-name="Preformatted_20_Text">#On remet la configuration par défaut du 'For' </text:p>
            <text:p text:style-name="Preformatted_20_Text">IFS=$before</text:p>
            <text:p text:style-name="Preformatted_20_Text">exit 0;</text:p>
          </table:table-cell>
        </table:table-row>
      </table:table>
      <text:p text:style-name="Text_20_body"/>
      <text:h text:style-name="Heading_20_3" text:outline-level="3"><text:bookmark-start text:name="__RefHeading___Toc780_2863978254"/><text:soft-page-break/>Métrique <text:span text:style-name="T11">3</text:span> : L<text:span text:style-name="T12">a connectivité</text:span><text:bookmark-end text:name="__RefHeading___Toc780_2863978254"/></text:h>
      <table:table table:name="Tableau2" table:style-name="Tableau2">
        <table:table-column table:style-name="Tableau2.A"/>
        <table:table-row>
          <table:table-cell table:style-name="Tableau2.A1" office:value-type="string">
            <text:p text:style-name="Preformatted_20_Text">#!/bin/bash</text:p>
            <text:p text:style-name="Preformatted_20_Text">#On demande en paramètre du script 1) l'adresse de la machine/serveur à "ping" 2) l'adresse d'un fichier à télécharger</text:p>
            <text:p text:style-name="Preformatted_20_Text">if [ $# -gt 1 ]</text:p>
            <text:p text:style-name="Preformatted_20_Text">then</text:p>
            <text:p text:style-name="Preformatted_20_Text"/>
            <text:p text:style-name="Preformatted_20_Text"><text:s text:c="4"/>#On récupère le chemin du dossier dans lequel se trouve le script car on va devoir utiliser plusieurs autres fichiers qui s'y trouvent</text:p>
            <text:p text:style-name="Preformatted_20_Text"><text:s text:c="4"/>chemin=${0::-15}</text:p>
            <text:p text:style-name="Preformatted_20_Text"/>
            <text:p text:style-name="Preformatted_20_Text"><text:s text:c="4"/>#On créer une variable "key" qui contient le chemin vers la clé privée qui sera utiliser pour se connecter au vps de Matthias </text:p>
            <text:p text:style-name="Preformatted_20_Text"><text:s text:c="4"/>key="${chemin}iutsshkey"</text:p>
            <text:p text:style-name="Preformatted_20_Text"/>
            <text:p text:style-name="Preformatted_20_Text"><text:s text:c="4"/>#On récupère le temps de connectivité grace à un ping</text:p>
            <text:p text:style-name="Preformatted_20_Text"><text:s text:c="4"/>ping=$(ping -c 1 $1 | grep "time=" | cut -d " " -f 8 | tr -d "time=")</text:p>
            <text:p text:style-name="Preformatted_20_Text"/>
            <text:p text:style-name="Preformatted_20_Text"><text:s text:c="4"/>#On récupère le débit descendant grace a la commande curl </text:p>
            <text:p text:style-name="Preformatted_20_Text"><text:s text:c="4"/>download_number=`curl -w '%{speed_download}\n' $2 |&amp; tail -n 1`</text:p>
            <text:p text:style-name="Preformatted_20_Text"/>
            <text:p text:style-name="Preformatted_20_Text"><text:s text:c="4"/>#On récupère le débit montant grace à l'upload de la clé privé sur le vps de Matthias. </text:p>
            <text:p text:style-name="Preformatted_20_Text"><text:s text:c="4"/>upload_number=`scp -vi $key $key iut@iziram.fr:/home/iut/upload |&amp; tail -n 2 | head -n 1 | cut -d " " -f 5`</text:p>
            <text:p text:style-name="Preformatted_20_Text"><text:s text:c="4"/>upload_number=${upload_number::-1}</text:p>
            <text:p text:style-name="Preformatted_20_Text"/>
            <text:p text:style-name="Preformatted_20_Text"><text:s text:c="4"/>#Le débit montant récupéré est en Kbit/s donc on le converti en Ko/s</text:p>
            <text:p text:style-name="Preformatted_20_Text"><text:s text:c="4"/>upload_number=`bc &lt;&lt;&lt; $upload_number*1000 `</text:p>
            <text:p text:style-name="Preformatted_20_Text"><text:s text:c="4"/>upload_number=`bc &lt;&lt;&lt; $upload_number/8 `</text:p>
            <text:p text:style-name="Preformatted_20_Text"><text:s text:c="4"/>upload_number=`bc &lt;&lt;&lt; $upload_number/1000 `</text:p>
            <text:p text:style-name="Preformatted_20_Text"><text:s text:c="4"/>#On récupère la date sous la forme d'un timestamp</text:p>
            <text:p text:style-name="Preformatted_20_Text"><text:s text:c="4"/>depoch=$(date +%s)</text:p>
            <text:p text:style-name="Preformatted_20_Text"/>
            <text:p text:style-name="Preformatted_20_Text"><text:s text:c="4"/>#Afin d'avoir des observations intéressantes on utilise le Script modifConnectivity.sh. Celui-ci ajoutera ou non une valeur aléatoire au valeur observée</text:p>
            <text:p text:style-name="Preformatted_20_Text"><text:s text:c="4"/>#De cette façon on aura pas de valeur trop constantes</text:p>
            <text:p text:style-name="Preformatted_20_Text"><text:s text:c="4"/>ping=$($modifier ping $ping)</text:p>
            <text:p text:style-name="Preformatted_20_Text"><text:s text:c="4"/>upload_number=$($modifier upload $upload_number)</text:p>
            <text:p text:style-name="Preformatted_20_Text"><text:s text:c="4"/>download_number=$($modifier download $download_number)</text:p>
            <text:p text:style-name="Preformatted_20_Text"/>
            <text:p text:style-name="Preformatted_20_Text"><text:s text:c="4"/>#On affiche dans la sortie nos valeurs</text:p>
            <text:p text:style-name="Preformatted_20_Text"><text:s text:c="4"/>echo "$ping,$download_number,$upload_number,$depoch"</text:p>
            <text:p text:style-name="Preformatted_20_Text">fi</text:p>
            <text:p text:style-name="Preformatted_20_Text"/>
            <text:p text:style-name="Preformatted_20_Text">exit 0;</text:p>
          </table:table-cell>
        </table:table-row>
      </table:table>
      <text:h text:style-name="P8" text:outline-level="1"/>
      <text:h text:style-name="P11" text:outline-level="1"><text:bookmark-start text:name="__RefHeading___Toc784_2863978254"/><text:span text:style-name="T13">Modifier</text:span> les métriques :<text:bookmark-end text:name="__RefHeading___Toc784_2863978254"/></text:h>
      <text:p text:style-name="P21">Comme vous avez pu le voir dans les scripts, il y a des « modifiers » se sont des scripts bash écrites pour modifier les observations afin de les rendre plus intéressantes.</text:p>
      <text:p text:style-name="P21">Il y a au total 3 scripts et un fichier de configuration.</text:p>
      <text:h text:style-name="P12" text:outline-level="2"><text:bookmark-start text:name="__RefHeading___Toc786_2863978254"/>modifPorts.sh :<text:bookmark-end text:name="__RefHeading___Toc786_2863978254"/></text:h>
      <table:table table:name="Tableau3" table:style-name="Tableau3">
        <table:table-column table:style-name="Tableau3.A"/>
        <table:table-row>
          <table:table-cell table:style-name="Tableau3.A1" office:value-type="string">
            <text:p text:style-name="Preformatted_20_Text">#!/bin/bash</text:p>
            <text:p text:style-name="Preformatted_20_Text"/>
            <text:p text:style-name="Preformatted_20_Text">#On récupère le chemin pour pouvoir accéder au fichier de configuration.</text:p>
            <text:p text:style-name="Preformatted_20_Text">chemin=${0::-13}</text:p>
            <text:p text:style-name="Preformatted_20_Text"/>
            <text:p text:style-name="Preformatted_20_Text">#On lit le fichier et on prend le deuxième chiffre qui s'y trouve, il correspond à un booléen disant si on doit ou non modifier les observations des ports.</text:p>
            <text:p text:style-name="Preformatted_20_Text">conf=$(cat ${chemin}modif.conf | cut -d " " -f 2)</text:p>
            <text:p text:style-name="Preformatted_20_Text"/>
            <text:p text:style-name="Preformatted_20_Text">#Si le chiffre est à 1 cela veut dire que l'on doit modifier le port.</text:p>
            <text:p text:style-name="Preformatted_20_Text">if [ "$conf" == "1" ]</text:p>
            <text:p text:style-name="Preformatted_20_Text">then</text:p>
            <text:p text:style-name="Preformatted_20_Text"><text:s text:c="4"/>#La modification est pensée comme suit : il y a une chance sur 10 pour que le port qui devait être affiché ne s'affiche pas.</text:p>
            <text:p text:style-name="Preformatted_20_Text"><text:s text:c="4"/>if [ "$(($RANDOM % 10))" == "0" ]</text:p>
            <text:p text:style-name="Preformatted_20_Text"><text:s text:c="4"/>then</text:p>
            <text:p text:style-name="Preformatted_20_Text"><text:s text:c="8"/>#On sort 1 dans la sortie pour signifier que le port ne doit pas être affiché</text:p>
            <text:p text:style-name="Preformatted_20_Text"><text:s text:c="8"/>echo 1</text:p>
            <text:p text:style-name="Preformatted_20_Text"><text:s text:c="4"/>else</text:p>
            <text:p text:style-name="Preformatted_20_Text"><text:s text:c="8"/>#Sinon on sort 0.</text:p>
            <text:p text:style-name="Preformatted_20_Text"><text:s text:c="8"/>echo 0</text:p>
            <text:p text:style-name="Preformatted_20_Text"><text:s text:c="4"/>fi</text:p>
            <text:p text:style-name="Preformatted_20_Text">else</text:p>
            <text:p text:style-name="Preformatted_20_Text"><text:s text:c="4"/>echo 1</text:p>
            <text:p text:style-name="Preformatted_20_Text">fi</text:p>
            <text:p text:style-name="Preformatted_20_Text"/>
            <text:p text:style-name="Preformatted_20_Text">exit 0;</text:p>
          </table:table-cell>
        </table:table-row>
      </table:table>
      <text:p text:style-name="P20"/>
      <text:h text:style-name="P13" text:outline-level="2"/>
      <text:h text:style-name="P15" text:outline-level="2"><text:bookmark-start text:name="__RefHeading___Toc788_2863978254"/>modifConnectivit<text:span text:style-name="T14">y</text:span>.sh :<text:bookmark-end text:name="__RefHeading___Toc788_2863978254"/></text:h>
      <table:table table:name="Tableau4" table:style-name="Tableau4">
        <table:table-column table:style-name="Tableau4.A"/>
        <table:table-row>
          <table:table-cell table:style-name="Tableau4.A1" office:value-type="string">
            <text:p text:style-name="Preformatted_20_Text">#!/bin/bash</text:p>
            <text:p text:style-name="Preformatted_20_Text">#le script demande 2 paramètre, 1) le type de mesure que l'on modifie 2) la mesure.</text:p>
            <text:p text:style-name="Preformatted_20_Text">if [ $# -gt 1 ]</text:p>
            <text:p text:style-name="Preformatted_20_Text">then</text:p>
            <text:p text:style-name="Preformatted_20_Text"><text:s text:c="4"/>#On récupère le chemin pour pouvoir accéder au fichier de configuration.</text:p>
            <text:p text:style-name="Preformatted_20_Text"><text:s text:c="4"/>chemin=${0::-20}</text:p>
            <text:p text:style-name="Preformatted_20_Text"><text:s text:c="4"/></text:p>
            <text:p text:style-name="Preformatted_20_Text"><text:s text:c="4"/>#On lit le fichier et on prend le premier chiffre qui s'y trouve, il correspond à un booléen disant si on doit ou non modifier les observations des mesures.</text:p>
            <text:p text:style-name="Preformatted_20_Text"><text:s text:c="4"/>conf=$(cat ${chemin}modif.conf | cut -d " " -f 1)</text:p>
            <text:p text:style-name="Preformatted_20_Text"><text:s text:c="4"/>if [ "$conf" == "1" ]</text:p>
            <text:p text:style-name="Preformatted_20_Text"><text:s text:c="4"/>then</text:p>
            <text:p text:style-name="Preformatted_20_Text"><text:s text:c="8"/>if [ "$1" == "ping" ]</text:p>
            <text:p text:style-name="Preformatted_20_Text"><text:s text:c="8"/>then</text:p>
            <text:p text:style-name="Preformatted_20_Text"><text:s text:c="12"/>#Si on modifie un ping on doit ajouter une valeur positive inférieur à 500</text:p>
            <text:p text:style-name="Preformatted_20_Text"><text:s text:c="12"/>rdm=$((1 + $RANDOM % 500))</text:p>
            <text:p text:style-name="Preformatted_20_Text"><text:s text:c="12"/>val=$(bc &lt;&lt;&lt; $rdm+"$2");</text:p>
            <text:p text:style-name="Preformatted_20_Text"><text:s text:c="12"/>echo $val;</text:p>
            <text:p text:style-name="Preformatted_20_Text"><text:s text:c="8"/>else</text:p>
            <text:p text:style-name="Preformatted_20_Text"><text:s text:c="12"/>#Sinon on modifie les autres valeurs en ajoutant un nombre aléatoire entre -200 et 599</text:p>
            <text:p text:style-name="Preformatted_20_Text"><text:s text:c="12"/>rdm=$((-200 + $RANDOM % 600))</text:p>
            <text:p text:style-name="Preformatted_20_Text"><text:s text:c="12"/>val=$(bc &lt;&lt;&lt; $rdm+$2);</text:p>
            <text:p text:style-name="Preformatted_20_Text"><text:s text:c="12"/>echo ${val#-}</text:p>
            <text:p text:style-name="Preformatted_20_Text"><text:s text:c="8"/>fi</text:p>
            <text:p text:style-name="Preformatted_20_Text"><text:s text:c="4"/>else</text:p>
            <text:p text:style-name="Preformatted_20_Text"><text:s text:c="8"/>#Si on ne modifie pas les mesures on renvoit juste la mesure non modifiée</text:p>
            <text:p text:style-name="Preformatted_20_Text"><text:s text:c="8"/>echo $2</text:p>
            <text:p text:style-name="Preformatted_20_Text"><text:s text:c="4"/>fi</text:p>
            <text:p text:style-name="Preformatted_20_Text">fi</text:p>
            <text:p text:style-name="Preformatted_20_Text">exit 0;</text:p>
          </table:table-cell>
        </table:table-row>
      </table:table>
      <text:p text:style-name="Text_20_body"/>
      <text:h text:style-name="Heading_20_2" text:outline-level="2"><text:bookmark-start text:name="__RefHeading___Toc790_2863978254"/>modifAll.sh :<text:bookmark-end text:name="__RefHeading___Toc790_2863978254"/></text:h>
      <table:table table:name="Tableau5" table:style-name="Tableau5">
        <table:table-column table:style-name="Tableau5.A"/>
        <table:table-row>
          <table:table-cell table:style-name="Tableau5.A1" office:value-type="string">
            <text:p text:style-name="Preformatted_20_Text">#!/bin/bash</text:p>
            <text:p text:style-name="Preformatted_20_Text"/>
            <text:p text:style-name="Preformatted_20_Text">#On récupère le chemin pour pouvoir accéder au fichier de configuration.</text:p>
            <text:p text:style-name="Preformatted_20_Text">chemin="${0::-11}modif.conf"</text:p>
            <text:p text:style-name="Preformatted_20_Text"/>
            <text:p text:style-name="Preformatted_20_Text">#On met le contenu du fichier dans une variable puis on vide le fichier.</text:p>
            <text:p text:style-name="Preformatted_20_Text">confs=$(&lt;${chemin})</text:p>
            <text:p text:style-name="Preformatted_20_Text">&gt; ${chemin} </text:p>
            <text:p text:style-name="Preformatted_20_Text"/>
            <text:p text:style-name="Preformatted_20_Text">#Pour chaque booléen du fichier de configuration on inverse sa valeur</text:p>
            <text:p text:style-name="Preformatted_20_Text">for i in $confs</text:p>
            <text:p text:style-name="Preformatted_20_Text">do</text:p>
            <text:p text:style-name="Preformatted_20_Text"><text:s text:c="4"/>if [ "$i" == "1" ]</text:p>
            <text:p text:style-name="Preformatted_20_Text"><text:s text:c="4"/>then</text:p>
            <text:p text:style-name="Preformatted_20_Text"><text:s text:c="8"/>#On utilise un echo -n pour ajouter la valeur dans le fichier sans passer de nouvelle lignes</text:p>
            <text:p text:style-name="Preformatted_20_Text"><text:s text:c="8"/>echo -n "0 " &gt;&gt; $chemin</text:p>
            <text:p text:style-name="Preformatted_20_Text"><text:s text:c="4"/>else</text:p>
            <text:p text:style-name="Preformatted_20_Text"><text:s text:c="8"/>echo -n "1 " &gt;&gt; $chemin</text:p>
            <text:p text:style-name="Preformatted_20_Text"><text:s text:c="4"/>fi</text:p>
            <text:p text:style-name="Preformatted_20_Text">done </text:p>
            <text:p text:style-name="Preformatted_20_Text"/>
            <text:p text:style-name="Preformatted_20_Text">exit 0;</text:p>
          </table:table-cell>
        </table:table-row>
      </table:table>
      <text:p text:style-name="Text_20_body"/>
      <text:p text:style-name="Text_20_body"/>
      <text:h text:style-name="P14" text:outline-level="2"><text:bookmark-start text:name="__RefHeading___Toc835_2863978254"/><text:soft-page-break/>modif.conf :<text:bookmark-end text:name="__RefHeading___Toc835_2863978254"/></text:h>
      <table:table table:name="Tableau6" table:style-name="Tableau6">
        <table:table-column table:style-name="Tableau6.A"/>
        <table:table-row>
          <table:table-cell table:style-name="Tableau6.A1" office:value-type="string">
            <text:p text:style-name="Preformatted_20_Text">1 1 </text:p>
          </table:table-cell>
        </table:table-row>
      </table:table>
      <text:p text:style-name="P22"/>
      <text:p text:style-name="P23">modif.conf est un fichier qui est utilisé par modifConnectivity et modifPort pour savoir quand est-ce qu’il faut modifier les valeurs. Cela permet de contrôler la modification des observations et donc d’avoir un mélange de vraies et de fausses valeurs. </text:p>
      <text:p text:style-name="P24">Ce contrôle est réalisé grâce au script modifAll.sh qui inverse les booléens. Ce script est activé par CRON toutes les 5 minutes.</text:p>
      <text:p text:style-name="P24"/>
      <text:h text:style-name="P9" text:outline-level="1"><text:bookmark-start text:name="__RefHeading___Toc837_2863978254"/>Répétition des observations :<text:bookmark-end text:name="__RefHeading___Toc837_2863978254"/></text:h>
      <text:p text:style-name="P24">Pour répéter nos observations sur une période nous avons utilisé CRON. </text:p>
      <text:p text:style-name="P24">Nous avons alors créé 3 nouveaux cron jobs :</text:p>
      <table:table table:name="Tableau7" table:style-name="Tableau7">
        <table:table-column table:style-name="Tableau7.A"/>
        <table:table-row>
          <table:table-cell table:style-name="Tableau7.A1" office:value-type="string">
            <text:p text:style-name="Preformatted_20_Text">* * * * * /<text:span text:style-name="T15">home/iut/observ/connectivity.sh &gt;&gt; /home/iut/observ/</text:span><text:span text:style-name="T16">connectivityData.csv</text:span></text:p>
            <text:p text:style-name="P16">* * * * * /<text:span text:style-name="T15">home/iut/observ/</text:span><text:span text:style-name="T16">ports.sh /</text:span><text:span text:style-name="T15">home/iut/observ/</text:span><text:span text:style-name="T16">portsData.csv</text:span></text:p>
            <text:p text:style-name="P16">*/<text:span text:style-name="T16">5 * * * * /</text:span><text:span text:style-name="T15">home/iut/observ/</text:span><text:span text:style-name="T16">modifAll.sh</text:span></text:p>
          </table:table-cell>
        </table:table-row>
      </table:table>
      <text:p text:style-name="P24"/>
      <text:p text:style-name="P25">Ces CRON jobs permettent de faire les choses suivantes :</text:p>
      <text:list xml:id="list3797132157" text:style-name="L1">
        <text:list-item>
          <text:p text:style-name="P26">Observer toutes les minutes l’activité et la connectivité du serveur</text:p>
        </text:list-item>
        <text:list-item>
          <text:p text:style-name="P26">Modifier le fichier de configuration des modifications toutes les 5 minu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1" svg:font-family="Consolas, 'Courier New', monospace"/>
    <style:font-face style:name="Lucida Sans1" svg:font-family="'Lucida Sans'" style:font-family-generic="swiss"/>
    <style:font-face style:name="Liberation Mono" svg:font-family="'Liberation Mono'" style:font-family-generic="modern" style:font-pitch="fixed"/>
    <style:font-face style:name="MS Gothic" svg:font-family="'MS Gothic'"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8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cm" fo:margin-top="0.499cm"/>
      </style:footer-style>
    </style:page-layout>
  </office:automatic-styles>
  <office:master-styles>
    <style:master-page style:name="Standard" style:page-layout-name="Mpm1">
      <style:header>
        <text:p text:style-name="Header">Victor Bienvenu</text:p>
        <text:p text:style-name="Header">Matthias Hartmann</text:p>
      </style:header>
      <style:footer>
        <text:p text:style-name="MP1"><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tor Bienvenu</meta:initial-creator>
    <meta:editing-cycles>26</meta:editing-cycles>
    <meta:creation-date>2022-01-05T08:50:00</meta:creation-date>
    <dc:date>2022-01-14T17:40:14.603000000</dc:date>
    <meta:editing-duration>PT4H13M10S</meta:editing-duration>
    <meta:generator>LibreOffice/7.0.1.2$Windows_X86_64 LibreOffice_project/7cbcfc562f6eb6708b5ff7d7397325de9e764452</meta:generator>
    <meta:document-statistic meta:table-count="7" meta:image-count="0" meta:object-count="0" meta:page-count="8" meta:paragraph-count="190" meta:word-count="1592" meta:character-count="9891" meta:non-whitespace-character-count="80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